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.getFontTrip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hasChar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.getWordWidth( String 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nt.get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getFontMet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mapChar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nt.hasKe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getFo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getA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getCharWidth( char c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5">
            <text:p text:style-name="Table_20_Contents">3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Font.getDe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Font( String key , FontTriplet triplet , FontMetrics met , int fo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.getKernValue( char ch1 , char ch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nt.getKern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.getWidth( int char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